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="0.002cm solid #000000" style:vertical-align="middle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0" style:family="table-cell" style:parent-style-name="Default">
      <style:table-cell-properties fo:wrap-option="wrap" fo:border="none" style:vertical-align="middl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1"/>
          <table:table-cell table:style-name="ce6"/>
          <table:table-cell table:style-name="ce1"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12.10.2022г.-??.10.2022г.</text:p>
          </table:table-cell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8" office:value-type="string">
            <text:p>Задача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Время ПЛАН(ч)</text:p>
          </table:table-cell>
          <table:table-cell table:style-name="ce3" office:value-type="string">
            <text:p>Время ФАКТ(ч)</text:p>
          </table:table-cell>
          <table:table-cell table:style-name="ce3" office:value-type="string">
            <text:p>Статус</text:p>
          </table:table-cell>
          <table:table-cell table:style-name="ce15" table:number-columns-repeated="1018"/>
        </table:table-row>
        <table:table-row table:style-name="ro1">
          <table:table-cell table:style-name="ce1"/>
          <table:table-cell table:style-name="ce6" office:value-type="string">
            <text:p>Перед началом</text:p>
          </table:table-cell>
          <table:table-cell table:style-name="ce1" office:value-type="string">
            <text:p>Общие стили, шрифты, медиа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Header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,5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Main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Footer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 office:value-type="string">
            <text:p>Адаптация</text:p>
          </table:table-cell>
          <table:table-cell table:style-name="ce11" office:value-type="string">
            <text:p>адаптация, попытки сделать dropdown меню, попытки сделать бургер меню, исправление косяков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7/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Адаптация</text:p>
          </table:table-cell>
          <table:table-cell table:style-name="ce1" office:value-type="string">
            <text:p>Сделал бургер меню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9" office:value-type="string" table:number-columns-spanned="2" table:number-rows-spanned="1">
            <text:p>Итого за 4 дня</text:p>
          </table:table-cell>
          <table:covered-table-cell table:style-name="ce1"/>
          <table:table-cell table:style-name="ce13" table:formula="of:=SUM([.D9:.D15])" office:value-type="float" office:value="11">
            <text:p>11</text:p>
          </table:table-cell>
          <table:table-cell table:style-name="ce13" table:formula="of:=SUM([.E9:.E14])" office:value-type="float" office:value="33.5">
            <text:p>33,5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10" office:value-type="string" table:number-columns-spanned="5" table:number-rows-spanned="4">
            <text:p>Много часов потраченные на dropdown меню и бургер меню не реализованы в полной мере из-за недостатка опыта и отличий между образцом в интернете и реальным макетом. Сделать оба меню пока не вышло, время поджимает, решил сдать пока так и далее два варината: 1) буду дорабатывать это сам; 2) если возьмёте на обучение, надеюсь освоить это с помощью ментора намного быстрее.</text:p>
          </table:table-cell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7" office:value-type="string">
            <text:p>П.с.: Бургер меню всё же сделал.</text:p>
          </table:table-cell>
          <table:table-cell table:style-name="ce4"/>
          <table:table-cell table:style-name="ce2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6">16.10.2022</text:date>, <text:time>17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6M32S</meta:editing-duration>
    <meta:editing-cycles>6</meta:editing-cycles>
    <meta:generator>OpenOffice/4.1.13$Win32 OpenOffice.org_project/4113m1$Build-9810</meta:generator>
    <dc:date>2022-10-16T17:25:11.97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